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85bd"/>
    </style:style>
    <style:style style:name="P2" style:family="paragraph" style:parent-style-name="Heading_20_2">
      <style:text-properties officeooo:paragraph-rsid="000e85bd"/>
    </style:style>
    <style:style style:name="T1" style:family="text">
      <style:text-properties officeooo:rsid="000e85b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Exercício 1 - Distância entre dois pontos</text:h>
      <text:p text:style-name="Text_20_body">Receba 4 números na entrada, um de cada vez. Os dois primeiros devem corresponder, respectivamente, às coordenadas x e y de um ponto em um plano cartesiano. Os dois últimos devem corresponder, respectivamente, às coordenadas x e y de um outro ponto no mesmo plano.</text:p>
      <text:p text:style-name="Text_20_body">Calcule a distância entre os dois pontos. Se a distância for maior ou igual a 10, imprima</text:p>
      <text:p text:style-name="Text_20_body"><text:span text:style-name="Strong_20_Emphasis">longe</text:span></text:p>
      <text:p text:style-name="Text_20_body">na saída. Caso o contrário, quando a distância for menor que 10, imprima</text:p>
      <text:p text:style-name="Text_20_body"><text:span text:style-name="Strong_20_Emphasis">perto</text:span></text:p>
      <text:p text:style-name="Text_20_body"><text:span text:style-name="Strong_20_Emphasis">Dica: </text:span>lembre-se que a fórmula da distância para dois pontos num plano cartesiano é a seguinte:</text:p>
      <text:p text:style-name="P1">d(x,y)=<draw:frame draw:style-name="fr1" draw:name="Objeto1" text:anchor-type="as-char" svg:y="-0.425cm" svg:width="4.988cm" svg:height="0.54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h text:style-name="P2" text:outline-level="2">Exercício 2 - </text:h>
      <text:p text:style-name="Text_20_body"><text:span text:style-name="T1">E</text:span>screva um programa que calcula as raízes de uma equação do segundo grau.</text:p>
      <text:p text:style-name="Text_20_body">O programa deve receber os parâmetros a, b, e c da equação ax2+bx+c, respectivamente, e imprimir o resultado na saída da seguinte maneira:</text:p>
      <text:p text:style-name="Text_20_body">Quando não houver raízes reais imprima:</text:p>
      <text:p text:style-name="Text_20_body"><text:span text:style-name="Strong_20_Emphasis">esta equação não possui raízes reais</text:span></text:p>
      <text:p text:style-name="Text_20_body">Quando houver apenas uma raiz real imprima:</text:p>
      <text:p text:style-name="Text_20_body"><text:span text:style-name="Strong_20_Emphasis">a raiz desta equação é X</text:span></text:p>
      <text:p text:style-name="Text_20_body">onde X é o valor da raiz</text:p>
      <text:p text:style-name="Text_20_body">Quando houver duas raízes reais imprima:</text:p>
      <text:p text:style-name="Text_20_body"><text:span text:style-name="Strong_20_Emphasis">as raízes da equação são X e Y</text:span></text:p>
      <text:p text:style-name="Text_20_body">onde X e Y são os valor das raízes.</text:p>
      <text:p text:style-name="Text_20_body">Além disso, <text:span text:style-name="Strong_20_Emphasis">no caso de existirem 2 raízes reais, elas devem ser impressas em ordem crescente. </text:span>Exemplos<text:span text:style-name="Strong_20_Emphasis">:</text:span></text:p>
      <text:p text:style-name="Text_20_body"><text:span text:style-name="Strong_20_Emphasis">as raízes da equação são 1.0 e 2.0</text:span></text:p>
      <text:p text:style-name="Text_20_body"><text:span text:style-name="Strong_20_Emphasis">as raízes da equação são -2.0 e 0.0</text:span>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7:58:24.797807463</meta:creation-date>
    <dc:date>2019-12-31T18:03:31.968248141</dc:date>
    <meta:editing-duration>PT5M7S</meta:editing-duration>
    <meta:editing-cycles>1</meta:editing-cycles>
    <meta:generator>LibreOffice/6.0.7.3$Linux_X86_64 LibreOffice_project/00m0$Build-3</meta:generator>
    <meta:document-statistic meta:table-count="0" meta:image-count="0" meta:object-count="1" meta:page-count="1" meta:paragraph-count="23" meta:word-count="228" meta:character-count="1246" meta:non-whitespace-character-count="1038"/>
  </office:meta>
</office:document-meta>
</file>

<file path=Object 1/content.xml><?xml version="1.0" encoding="utf-8"?>
<math xmlns="http://www.w3.org/1998/Math/MathML" display="block">
  <semantics>
    <mroot>
      <mrow>
        <mrow>
          <mo fence="true" stretchy="false">(</mo>
          <mrow>
            <mrow>
              <mi>x</mi>
              <mn>1</mn>
              <mi>​</mi>
              <mi>−</mi>
              <mi>x</mi>
              <mn>2</mn>
              <mi>​</mi>
            </mrow>
          </mrow>
          <mo fence="true" stretchy="false">)</mo>
        </mrow>
        <mrow>
          <mn>2</mn>
          <mo stretchy="false">+</mo>
          <mrow>
            <mo fence="true" stretchy="false">(</mo>
            <mrow>
              <mrow>
                <mi>y</mi>
                <mn>1</mn>
                <mi>​</mi>
                <mi>−</mi>
                <mi>y</mi>
                <mn>2</mn>
                <mi>​</mi>
              </mrow>
            </mrow>
            <mo fence="true" stretchy="false">)</mo>
          </mrow>
        </mrow>
        <mn>2</mn>
      </mrow>
      <mi mathvariant="normal">❑</mi>
    </mroot>
    <annotation encoding="StarMath 5.0">nroot{&lt;?&gt;}{(x1​−x2​)2+(y1​−y2​)2} </annotation>
  </semantics>
</math>
</file>